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fo:font-weight="bold" officeooo:rsid="0035e73f" officeooo:paragraph-rsid="0035e73f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fo:font-weight="bold" officeooo:rsid="001f4de2" officeooo:paragraph-rsid="001f4de2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officeooo:rsid="00255958" officeooo:paragraph-rsid="00255958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officeooo:rsid="0031149d" officeooo:paragraph-rsid="0031149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fo:font-weight="bold" officeooo:rsid="0036aea4" officeooo:paragraph-rsid="0036aea4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officeooo:rsid="0036f707" officeooo:paragraph-rsid="0036f707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bold" officeooo:paragraph-rsid="003959b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officeooo:paragraph-rsid="003da277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officeooo:paragraph-rsid="004e199e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4d5435" officeooo:paragraph-rsid="004d5435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3bead4" officeooo:paragraph-rsid="003bead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2407f6" officeooo:paragraph-rsid="002407f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31149d" officeooo:paragraph-rsid="0031149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paragraph-rsid="0026f59c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paragraph-rsid="003163d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paragraph-rsid="003f98e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paragraph-rsid="004c785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2b935f" officeooo:paragraph-rsid="0026f59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44677" officeooo:paragraph-rsid="003163d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6f707" officeooo:paragraph-rsid="0036f70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4c7852" officeooo:paragraph-rsid="004c7852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4f1f36" officeooo:paragraph-rsid="004f1f3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15739" officeooo:paragraph-rsid="00715739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436c7" officeooo:paragraph-rsid="005436c7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561c0" officeooo:paragraph-rsid="005561c0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79106" officeooo:paragraph-rsid="00557f18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919f3" officeooo:paragraph-rsid="005919f3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c1dff" officeooo:paragraph-rsid="005c1dff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5db32" officeooo:paragraph-rsid="0065db32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6eefae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7073c4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207d9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6807b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2d593" officeooo:paragraph-rsid="0072d59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78712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7a4d6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827f8e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69cfb" officeooo:paragraph-rsid="00758e3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ef6c3" officeooo:paragraph-rsid="007a4d6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8524ee" officeooo:paragraph-rsid="00827f8e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4fee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57f18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ab98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c9a6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4fee1" officeooo:paragraph-rsid="0054fee1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ab98f" officeooo:paragraph-rsid="005ab98f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32eef" officeooo:paragraph-rsid="00632eef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89cdb" officeooo:paragraph-rsid="0066e917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b5adf" officeooo:paragraph-rsid="006b5adf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da278" officeooo:paragraph-rsid="006da27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6eefae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officeooo:rsid="001c42ad" officeooo:paragraph-rsid="001c42ad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66e917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tyle="italic" fo:font-weight="normal" officeooo:rsid="0048b5ce" officeooo:paragraph-rsid="0048b5ce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bold" officeooo:paragraph-rsid="003a161b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bold" officeooo:paragraph-rsid="00a3519d" style:font-style-asian="normal" style:font-weight-asian="bold" style:font-style-complex="normal" style:font-weight-complex="bold"/>
    </style:style>
    <style:style style:name="P57" style:family="paragraph" style:parent-style-name="Standard" style:list-style-name="L2">
      <style:paragraph-properties fo:text-align="justify" style:justify-single-word="false"/>
      <style:text-properties fo:font-style="normal" fo:font-weight="normal" officeooo:rsid="0044fab2" officeooo:paragraph-rsid="0044fab2" style:font-style-asian="normal" style:font-weight-asian="normal" style:font-style-complex="normal" style:font-weight-complex="normal"/>
    </style:style>
    <style:style style:name="P58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512e8" style:font-style-asian="normal" style:font-weight-asian="normal" style:font-style-complex="normal" style:font-weight-complex="normal"/>
    </style:style>
    <style:style style:name="P59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69fb8" style:font-style-asian="normal" style:font-weight-asian="normal" style:font-style-complex="normal" style:font-weight-complex="normal"/>
    </style:style>
    <style:style style:name="P60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8b5ce" style:font-style-asian="normal" style:font-weight-asian="normal" style:font-style-complex="normal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2e43c" style:font-style-asian="normal" style:font-weight-asian="normal" style:font-style-complex="normal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3fd7f" style:font-style-asian="normal" style:font-weight-asian="normal" style:font-style-complex="normal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58e38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939bf7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26df4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56098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66be4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6cc8f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76694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b9378d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6807b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92c9e9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937939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6eefae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4b7ba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87379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91847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a51f6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abd958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26df4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56098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76694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8f6a0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bbd9e9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tyle="italic" style:text-underline-style="none" fo:font-weight="normal" officeooo:paragraph-rsid="005c9a66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9b6bb5" style:font-style-asian="italic" style:font-weight-asian="bold" style:font-style-complex="italic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9ef966" style:font-style-asian="italic" style:font-weight-asian="bold" style:font-style-complex="italic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6eefae" style:font-style-asian="italic" style:font-weight-asian="bold" style:font-style-complex="italic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a1b60c" style:font-style-asian="italic" style:font-weight-asian="bold" style:font-style-complex="italic" style:font-weight-complex="bold"/>
    </style:style>
    <style:style style:name="T1" style:family="text">
      <style:text-properties fo:font-weight="normal" officeooo:rsid="003a161b" style:font-weight-asian="normal" style:font-weight-complex="normal"/>
    </style:style>
    <style:style style:name="T2" style:family="text">
      <style:text-properties fo:font-weight="normal" officeooo:rsid="004e199e" style:font-weight-asian="normal" style:font-weight-complex="normal"/>
    </style:style>
    <style:style style:name="T3" style:family="text">
      <style:text-properties fo:font-weight="normal" officeooo:rsid="006eefae" style:font-weight-asian="normal" style:font-weight-complex="normal"/>
    </style:style>
    <style:style style:name="T4" style:family="text">
      <style:text-properties fo:font-weight="normal" officeooo:rsid="0086807b" style:font-weight-asian="normal" style:font-weight-complex="normal"/>
    </style:style>
    <style:style style:name="T5" style:family="text">
      <style:text-properties fo:font-weight="normal" officeooo:rsid="0089893a" style:font-weight-asian="normal" style:font-weight-complex="normal"/>
    </style:style>
    <style:style style:name="T6" style:family="text">
      <style:text-properties fo:font-weight="normal" officeooo:rsid="008a07c2" style:font-weight-asian="normal" style:font-weight-complex="normal"/>
    </style:style>
    <style:style style:name="T7" style:family="text">
      <style:text-properties fo:font-weight="normal" officeooo:rsid="008d22b7" style:font-weight-asian="normal" style:font-weight-complex="normal"/>
    </style:style>
    <style:style style:name="T8" style:family="text">
      <style:text-properties fo:font-weight="normal" officeooo:rsid="008e1ff9" style:font-weight-asian="normal" style:font-weight-complex="normal"/>
    </style:style>
    <style:style style:name="T9" style:family="text">
      <style:text-properties fo:font-weight="normal" officeooo:rsid="009013af" style:font-weight-asian="normal" style:font-weight-complex="normal"/>
    </style:style>
    <style:style style:name="T10" style:family="text">
      <style:text-properties fo:font-weight="normal" officeooo:rsid="00a91847" style:font-weight-asian="normal" style:font-weight-complex="normal"/>
    </style:style>
    <style:style style:name="T11" style:family="text">
      <style:text-properties fo:font-weight="normal" officeooo:rsid="00aa51f6" style:font-weight-asian="normal" style:font-weight-complex="normal"/>
    </style:style>
    <style:style style:name="T12" style:family="text">
      <style:text-properties fo:font-weight="normal" officeooo:rsid="00abd958" style:font-weight-asian="normal" style:font-weight-complex="normal"/>
    </style:style>
    <style:style style:name="T13" style:family="text">
      <style:text-properties fo:font-weight="normal" officeooo:rsid="00b56098" style:font-weight-asian="normal" style:font-weight-complex="normal"/>
    </style:style>
    <style:style style:name="T14" style:family="text">
      <style:text-properties fo:font-weight="normal" officeooo:rsid="00b76694" style:font-weight-asian="normal" style:font-weight-complex="normal"/>
    </style:style>
    <style:style style:name="T15" style:family="text">
      <style:text-properties fo:font-weight="normal" officeooo:rsid="00b8f6a0" style:font-weight-asian="normal" style:font-weight-complex="normal"/>
    </style:style>
    <style:style style:name="T16" style:family="text">
      <style:text-properties fo:font-weight="normal" officeooo:rsid="00b9fbf0" style:font-weight-asian="normal" style:font-weight-complex="normal"/>
    </style:style>
    <style:style style:name="T17" style:family="text">
      <style:text-properties fo:font-weight="normal" officeooo:rsid="00bbd9e9" style:font-weight-asian="normal" style:font-weight-complex="normal"/>
    </style:style>
    <style:style style:name="T18" style:family="text">
      <style:text-properties officeooo:rsid="0026f59c"/>
    </style:style>
    <style:style style:name="T19" style:family="text">
      <style:text-properties fo:font-weight="bold" officeooo:rsid="0026f59c" style:font-weight-asian="bold" style:font-weight-complex="bold"/>
    </style:style>
    <style:style style:name="T20" style:family="text">
      <style:text-properties fo:font-weight="bold" officeooo:rsid="0029b37b" style:font-weight-asian="bold" style:font-weight-complex="bold"/>
    </style:style>
    <style:style style:name="T21" style:family="text">
      <style:text-properties fo:font-weight="bold" officeooo:rsid="00328e17" style:font-weight-asian="bold" style:font-weight-complex="bold"/>
    </style:style>
    <style:style style:name="T22" style:family="text">
      <style:text-properties fo:font-weight="bold" officeooo:rsid="00341db5" style:font-weight-asian="bold" style:font-weight-complex="bold"/>
    </style:style>
    <style:style style:name="T23" style:family="text">
      <style:text-properties fo:font-weight="bold" officeooo:rsid="00344677" style:font-weight-asian="bold" style:font-weight-complex="bold"/>
    </style:style>
    <style:style style:name="T24" style:family="text">
      <style:text-properties fo:font-weight="bold" officeooo:rsid="007a36f9" style:font-weight-asian="bold" style:font-weight-complex="bold"/>
    </style:style>
    <style:style style:name="T25" style:family="text">
      <style:text-properties fo:font-weight="bold" officeooo:rsid="007a93bd" style:font-weight-asian="bold" style:font-weight-complex="bold"/>
    </style:style>
    <style:style style:name="T26" style:family="text">
      <style:text-properties fo:font-weight="bold" officeooo:rsid="00b26df4" style:font-weight-asian="bold" style:font-weight-complex="bold"/>
    </style:style>
    <style:style style:name="T27" style:family="text">
      <style:text-properties fo:font-weight="bold" officeooo:rsid="00b56098" style:font-weight-asian="bold" style:font-weight-complex="bold"/>
    </style:style>
    <style:style style:name="T28" style:family="text">
      <style:text-properties fo:font-weight="bold" officeooo:rsid="00b76694" style:font-weight-asian="bold" style:font-weight-complex="bold"/>
    </style:style>
    <style:style style:name="T29" style:family="text">
      <style:text-properties fo:font-weight="bold" officeooo:rsid="00b9378d" style:font-weight-asian="bold" style:font-weight-complex="bold"/>
    </style:style>
    <style:style style:name="T30" style:family="text">
      <style:text-properties officeooo:rsid="00285708"/>
    </style:style>
    <style:style style:name="T31" style:family="text">
      <style:text-properties officeooo:rsid="0029b37b"/>
    </style:style>
    <style:style style:name="T32" style:family="text">
      <style:text-properties officeooo:rsid="002b935f"/>
    </style:style>
    <style:style style:name="T33" style:family="text">
      <style:text-properties officeooo:rsid="003163d2"/>
    </style:style>
    <style:style style:name="T34" style:family="text">
      <style:text-properties fo:font-style="italic" officeooo:rsid="003163d2" style:font-style-asian="italic" style:font-style-complex="italic"/>
    </style:style>
    <style:style style:name="T35" style:family="text">
      <style:text-properties fo:font-style="italic" officeooo:rsid="00327afc" style:font-style-asian="italic" style:font-style-complex="italic"/>
    </style:style>
    <style:style style:name="T36" style:family="text">
      <style:text-properties fo:font-style="italic" officeooo:rsid="004032a8" style:font-style-asian="italic" style:font-style-complex="italic"/>
    </style:style>
    <style:style style:name="T37" style:family="text">
      <style:text-properties fo:font-style="italic" officeooo:rsid="0043216d" style:font-style-asian="italic" style:font-style-complex="italic"/>
    </style:style>
    <style:style style:name="T38" style:family="text">
      <style:text-properties fo:font-style="italic" officeooo:rsid="004512e8" style:font-style-asian="italic" style:font-style-complex="italic"/>
    </style:style>
    <style:style style:name="T39" style:family="text">
      <style:text-properties fo:font-style="italic" officeooo:rsid="00469fb8" style:font-style-asian="italic" style:font-style-complex="italic"/>
    </style:style>
    <style:style style:name="T40" style:family="text">
      <style:text-properties fo:font-style="italic" officeooo:rsid="00486b82" style:font-style-asian="italic" style:font-style-complex="italic"/>
    </style:style>
    <style:style style:name="T41" style:family="text">
      <style:text-properties fo:font-style="italic" officeooo:rsid="0048b5ce" style:font-style-asian="italic" style:font-style-complex="italic"/>
    </style:style>
    <style:style style:name="T42" style:family="text">
      <style:text-properties fo:font-style="italic" officeooo:rsid="004c7852" style:font-style-asian="italic" style:font-style-complex="italic"/>
    </style:style>
    <style:style style:name="T43" style:family="text">
      <style:text-properties fo:font-style="italic" officeooo:rsid="0054fee1" style:font-style-asian="italic" style:font-style-complex="italic"/>
    </style:style>
    <style:style style:name="T44" style:family="text">
      <style:text-properties fo:font-style="italic" officeooo:rsid="00559414" style:font-style-asian="italic" style:font-style-complex="italic"/>
    </style:style>
    <style:style style:name="T45" style:family="text">
      <style:text-properties fo:font-style="italic" officeooo:rsid="00579106" style:font-style-asian="italic" style:font-style-complex="italic"/>
    </style:style>
    <style:style style:name="T46" style:family="text">
      <style:text-properties fo:font-style="italic" officeooo:rsid="005ab98f" style:font-style-asian="italic" style:font-style-complex="italic"/>
    </style:style>
    <style:style style:name="T47" style:family="text">
      <style:text-properties fo:font-style="italic" officeooo:rsid="005c9a66" style:font-style-asian="italic" style:font-style-complex="italic"/>
    </style:style>
    <style:style style:name="T48" style:family="text">
      <style:text-properties fo:font-style="italic" officeooo:rsid="0072d593" style:font-style-asian="italic" style:font-style-complex="italic"/>
    </style:style>
    <style:style style:name="T49" style:family="text">
      <style:text-properties fo:font-style="italic" officeooo:rsid="0072e43c" style:font-style-asian="italic" style:font-style-complex="italic"/>
    </style:style>
    <style:style style:name="T50" style:family="text">
      <style:text-properties fo:font-style="italic" officeooo:rsid="0073fd7f" style:font-style-asian="italic" style:font-style-complex="italic"/>
    </style:style>
    <style:style style:name="T51" style:family="text">
      <style:text-properties fo:font-style="italic" officeooo:rsid="00758e38" style:font-style-asian="italic" style:font-style-complex="italic"/>
    </style:style>
    <style:style style:name="T52" style:family="text">
      <style:text-properties fo:font-style="italic" officeooo:rsid="00787129" style:font-style-asian="italic" style:font-style-complex="italic"/>
    </style:style>
    <style:style style:name="T53" style:family="text">
      <style:text-properties fo:font-style="italic" officeooo:rsid="007a4d62" style:font-style-asian="italic" style:font-style-complex="italic"/>
    </style:style>
    <style:style style:name="T54" style:family="text">
      <style:text-properties fo:font-style="italic" officeooo:rsid="007a93bd" style:font-style-asian="italic" style:font-style-complex="italic"/>
    </style:style>
    <style:style style:name="T55" style:family="text">
      <style:text-properties fo:font-style="italic" officeooo:rsid="007ac5ec" style:font-style-asian="italic" style:font-style-complex="italic"/>
    </style:style>
    <style:style style:name="T56" style:family="text">
      <style:text-properties fo:font-style="italic" officeooo:rsid="007bd74f" style:font-style-asian="italic" style:font-style-complex="italic"/>
    </style:style>
    <style:style style:name="T57" style:family="text">
      <style:text-properties fo:font-style="italic" officeooo:rsid="007cf17a" style:font-style-asian="italic" style:font-style-complex="italic"/>
    </style:style>
    <style:style style:name="T58" style:family="text">
      <style:text-properties fo:font-style="italic" officeooo:rsid="007e941b" style:font-style-asian="italic" style:font-style-complex="italic"/>
    </style:style>
    <style:style style:name="T59" style:family="text">
      <style:text-properties fo:font-style="italic" officeooo:rsid="007ef6c3" style:font-style-asian="italic" style:font-style-complex="italic"/>
    </style:style>
    <style:style style:name="T60" style:family="text">
      <style:text-properties fo:font-style="italic" officeooo:rsid="00827f8e" style:font-style-asian="italic" style:font-style-complex="italic"/>
    </style:style>
    <style:style style:name="T61" style:family="text">
      <style:text-properties fo:font-style="italic" fo:font-weight="bold" officeooo:rsid="00327afc" style:font-style-asian="italic" style:font-weight-asian="bold" style:font-style-complex="italic" style:font-weight-complex="bold"/>
    </style:style>
    <style:style style:name="T62" style:family="text">
      <style:text-properties fo:font-style="italic" fo:font-weight="normal" officeooo:rsid="0089893a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8a07c2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8d22b7" style:font-style-asian="italic" style:font-weight-asian="normal" style:font-style-complex="italic" style:font-weight-complex="normal"/>
    </style:style>
    <style:style style:name="T65" style:family="text">
      <style:text-properties fo:font-style="normal" officeooo:rsid="00632eef" style:font-style-asian="normal" style:font-style-complex="normal"/>
    </style:style>
    <style:style style:name="T66" style:family="text">
      <style:text-properties fo:font-style="normal" officeooo:rsid="009b6bb5" style:font-style-asian="normal" style:font-style-complex="normal"/>
    </style:style>
    <style:style style:name="T67" style:family="text">
      <style:text-properties fo:font-style="normal" officeooo:rsid="009ef966" style:font-style-asian="normal" style:font-style-complex="normal"/>
    </style:style>
    <style:style style:name="T68" style:family="text">
      <style:text-properties fo:font-style="normal" officeooo:rsid="00a1b60c" style:font-style-asian="normal" style:font-style-complex="normal"/>
    </style:style>
    <style:style style:name="T69" style:family="text">
      <style:text-properties fo:font-style="normal" fo:font-weight="normal" officeooo:rsid="0066e917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689cdb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6eefae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6f3933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a1b60c" style:font-style-asian="normal" style:font-weight-asian="normal" style:font-style-complex="normal" style:font-weight-complex="normal"/>
    </style:style>
    <style:style style:name="T74" style:family="text">
      <style:text-properties officeooo:rsid="00328e17"/>
    </style:style>
    <style:style style:name="T75" style:family="text">
      <style:text-properties officeooo:rsid="0033a546"/>
    </style:style>
    <style:style style:name="T76" style:family="text">
      <style:text-properties officeooo:rsid="0033f575"/>
    </style:style>
    <style:style style:name="T77" style:family="text">
      <style:text-properties officeooo:rsid="00341db5"/>
    </style:style>
    <style:style style:name="T78" style:family="text">
      <style:text-properties officeooo:rsid="00344677"/>
    </style:style>
    <style:style style:name="T79" style:family="text">
      <style:text-properties officeooo:rsid="003959ba"/>
    </style:style>
    <style:style style:name="T80" style:family="text">
      <style:text-properties officeooo:rsid="0039c02b"/>
    </style:style>
    <style:style style:name="T81" style:family="text">
      <style:text-properties officeooo:rsid="003da277"/>
    </style:style>
    <style:style style:name="T82" style:family="text">
      <style:text-properties officeooo:rsid="003f98e1"/>
    </style:style>
    <style:style style:name="T83" style:family="text">
      <style:text-properties officeooo:rsid="004032a8"/>
    </style:style>
    <style:style style:name="T84" style:family="text">
      <style:text-properties officeooo:rsid="0043216d"/>
    </style:style>
    <style:style style:name="T85" style:family="text">
      <style:text-properties officeooo:rsid="004512e8"/>
    </style:style>
    <style:style style:name="T86" style:family="text">
      <style:text-properties officeooo:rsid="00469fb8"/>
    </style:style>
    <style:style style:name="T87" style:family="text">
      <style:text-properties officeooo:rsid="00486b82"/>
    </style:style>
    <style:style style:name="T88" style:family="text">
      <style:text-properties officeooo:rsid="0048b5ce"/>
    </style:style>
    <style:style style:name="T89" style:family="text">
      <style:text-properties officeooo:rsid="004c7852"/>
    </style:style>
    <style:style style:name="T90" style:family="text">
      <style:text-properties officeooo:rsid="004e199e"/>
    </style:style>
    <style:style style:name="T91" style:family="text">
      <style:text-properties officeooo:rsid="0054fee1"/>
    </style:style>
    <style:style style:name="T92" style:family="text">
      <style:text-properties officeooo:rsid="00557f18"/>
    </style:style>
    <style:style style:name="T93" style:family="text">
      <style:text-properties officeooo:rsid="00559414"/>
    </style:style>
    <style:style style:name="T94" style:family="text">
      <style:text-properties officeooo:rsid="00579106"/>
    </style:style>
    <style:style style:name="T95" style:family="text">
      <style:text-properties officeooo:rsid="005ab98f"/>
    </style:style>
    <style:style style:name="T96" style:family="text">
      <style:text-properties officeooo:rsid="005c9a66"/>
    </style:style>
    <style:style style:name="T97" style:family="text">
      <style:text-properties officeooo:rsid="0072d593"/>
    </style:style>
    <style:style style:name="T98" style:family="text">
      <style:text-properties officeooo:rsid="0072e43c"/>
    </style:style>
    <style:style style:name="T99" style:family="text">
      <style:text-properties officeooo:rsid="0073fd7f"/>
    </style:style>
    <style:style style:name="T100" style:family="text">
      <style:text-properties officeooo:rsid="00758e38"/>
    </style:style>
    <style:style style:name="T101" style:family="text">
      <style:text-properties officeooo:rsid="00787129"/>
    </style:style>
    <style:style style:name="T102" style:family="text">
      <style:text-properties officeooo:rsid="007a36f9"/>
    </style:style>
    <style:style style:name="T103" style:family="text">
      <style:text-properties officeooo:rsid="007a4d62"/>
    </style:style>
    <style:style style:name="T104" style:family="text">
      <style:text-properties officeooo:rsid="007a93bd"/>
    </style:style>
    <style:style style:name="T105" style:family="text">
      <style:text-properties officeooo:rsid="007ac5ec"/>
    </style:style>
    <style:style style:name="T106" style:family="text">
      <style:text-properties officeooo:rsid="007bd74f"/>
    </style:style>
    <style:style style:name="T107" style:family="text">
      <style:text-properties officeooo:rsid="007cf17a"/>
    </style:style>
    <style:style style:name="T108" style:family="text">
      <style:text-properties officeooo:rsid="007e941b"/>
    </style:style>
    <style:style style:name="T109" style:family="text">
      <style:text-properties officeooo:rsid="007ef6c3"/>
    </style:style>
    <style:style style:name="T110" style:family="text">
      <style:text-properties officeooo:rsid="008207d9"/>
    </style:style>
    <style:style style:name="T111" style:family="text">
      <style:text-properties officeooo:rsid="00827f8e"/>
    </style:style>
    <style:style style:name="T112" style:family="text">
      <style:text-properties officeooo:rsid="00846ac1"/>
    </style:style>
    <style:style style:name="T113" style:family="text">
      <style:text-properties officeooo:rsid="008513d4"/>
    </style:style>
    <style:style style:name="T114" style:family="text">
      <style:text-properties officeooo:rsid="008524ee"/>
    </style:style>
    <style:style style:name="T115" style:family="text">
      <style:text-properties officeooo:rsid="0086807b"/>
    </style:style>
    <style:style style:name="T116" style:family="text">
      <style:text-properties officeooo:rsid="0089893a"/>
    </style:style>
    <style:style style:name="T117" style:family="text">
      <style:text-properties officeooo:rsid="008d22b7"/>
    </style:style>
    <style:style style:name="T118" style:family="text">
      <style:text-properties officeooo:rsid="008e1ff9"/>
    </style:style>
    <style:style style:name="T119" style:family="text">
      <style:text-properties officeooo:rsid="009013af"/>
    </style:style>
    <style:style style:name="T120" style:family="text">
      <style:text-properties officeooo:rsid="0092c9e9"/>
    </style:style>
    <style:style style:name="T121" style:family="text">
      <style:text-properties officeooo:rsid="00937939"/>
    </style:style>
    <style:style style:name="T122" style:family="text">
      <style:text-properties officeooo:rsid="00939bf7"/>
    </style:style>
    <style:style style:name="T123" style:family="text">
      <style:text-properties officeooo:rsid="0094f7db"/>
    </style:style>
    <style:style style:name="T124" style:family="text">
      <style:text-properties officeooo:rsid="0096d660"/>
    </style:style>
    <style:style style:name="T125" style:family="text">
      <style:text-properties officeooo:rsid="0099cf3c"/>
    </style:style>
    <style:style style:name="T126" style:family="text">
      <style:text-properties officeooo:rsid="00a3519d"/>
    </style:style>
    <style:style style:name="T127" style:family="text">
      <style:text-properties officeooo:rsid="00a4b7ba"/>
    </style:style>
    <style:style style:name="T128" style:family="text">
      <style:text-properties officeooo:rsid="00a87379"/>
    </style:style>
    <style:style style:name="T129" style:family="text">
      <style:text-properties officeooo:rsid="00aa51f6"/>
    </style:style>
    <style:style style:name="T130" style:family="text">
      <style:text-properties officeooo:rsid="00abd958"/>
    </style:style>
    <style:style style:name="T131" style:family="text">
      <style:text-properties officeooo:rsid="00b26df4"/>
    </style:style>
    <style:style style:name="T132" style:family="text">
      <style:text-properties officeooo:rsid="00b56098"/>
    </style:style>
    <style:style style:name="T133" style:family="text">
      <style:text-properties officeooo:rsid="00b66be4"/>
    </style:style>
    <style:style style:name="T134" style:family="text">
      <style:text-properties officeooo:rsid="00b6cc8f"/>
    </style:style>
    <style:style style:name="T135" style:family="text">
      <style:text-properties officeooo:rsid="00b76694"/>
    </style:style>
    <style:style style:name="T136" style:family="text">
      <style:text-properties officeooo:rsid="00b8f6a0"/>
    </style:style>
    <style:style style:name="T137" style:family="text">
      <style:text-properties officeooo:rsid="00bbd9e9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Notas: Django's Book</text:p>
      <text:p text:style-name="P52"/>
      <text:p text:style-name="P1">INTRODUCCIÓN A DJANGO</text:p>
      <text:p text:style-name="P52"/>
      <text:p text:style-name="P2">Framework Web.</text:p>
      <text:p text:style-name="P12">Un framework web, provee una infraestructura de programación para el desarrollo de sitios web dinámicos, aplicaciones web y servicios web. </text:p>
      <text:p text:style-name="P13"/>
      <text:p text:style-name="P3">Patrón de diseño MVC.</text:p>
      <text:p text:style-name="P14"><text:span text:style-name="T18">El patrón de diseño </text:span><text:span text:style-name="T19">Modelo-Vista-Controlador(MVC)</text:span><text:span text:style-name="T18"> </text:span><text:span text:style-name="T30">define una manera de desarrollar software </text:span><text:span text:style-name="T31">en la que el código para definir y acceder a los datos (el </text:span><text:span text:style-name="T20">modelo</text:span><text:span text:style-name="T31">) está separado del pedido lógico de asignación de ruta (el </text:span><text:span text:style-name="T20">controlador</text:span><text:span text:style-name="T31">), que a su vez está separado de la interfaz del usuario (la </text:span><text:span text:style-name="T20">vista</text:span><text:span text:style-name="T31">). </text:span><text:span text:style-name="T32">Este enfoque tiene la ventaja de que los componentes tienen un acop</text:span><text:span text:style-name="T111">l</text:span><text:span text:style-name="T32">amiento débil, por lo cual cada parte de la aplicación web tiene un único propósito, con esto es posible modificarlas de manera independiente sin afectar a las demás. </text:span></text:p>
      <text:p text:style-name="P18"/>
      <text:p text:style-name="P4">Historia.</text:p>
      <text:p text:style-name="P15"><text:span text:style-name="T33">Django nació en otoño de 2003, de la mano de mano de los programadores web del diario </text:span><text:span text:style-name="T34">Lawrence Journal-World, </text:span><text:span text:style-name="T61">Adrian Holovaty </text:span><text:span text:style-name="T35">y </text:span><text:span text:style-name="T61">Simon Willison</text:span><text:span text:style-name="T35">, </text:span><text:span text:style-name="T74">cuando empezarón a usar </text:span><text:span text:style-name="T21">Python</text:span><text:span text:style-name="T74"> para crear sus aplicaciones. </text:span><text:span text:style-name="T75">Debido a la necesidad creciente por parte de varios sitios de noticias de agregar nuevas características y aplicaciones enteras de manera inmediata, </text:span><text:span text:style-name="T76">Adrian y Simon desarrollarón un framework de desarrollo web que les ahorrara tiempo a la hora de crear aplicaciones mantenibles. </text:span><text:span text:style-name="T125">E</text:span><text:span text:style-name="T77">l equipo creador de este framework decidió liberarlo como software de código abierto, fue liberado en Julio de 2005 y lo llamarón </text:span><text:span text:style-name="T22">Django</text:span><text:span text:style-name="T77">, </text:span><text:span text:style-name="T78">por el guitarrista de jazz </text:span><text:span text:style-name="T23">Django Reinhardt</text:span><text:span text:style-name="T78">. </text:span></text:p>
      <text:p text:style-name="P19"/>
      <text:p text:style-name="P19"/>
      <text:p text:style-name="P19"/>
      <text:p text:style-name="P5">EMPEZANDO CON DJANGO</text:p>
      <text:p text:style-name="P5"/>
      <text:p text:style-name="P6">Instalar Python.</text:p>
      <text:p text:style-name="P20">Django está 100% escrito en código puro de Python, por lo cual para poder trabajar con este framework es necesario tenerlo debidamente instalado en tu computadora.</text:p>
      <text:p text:style-name="P20"/>
      <text:p text:style-name="P7"><text:span text:style-name="T79">Instalar Django</text:span><text:span text:style-name="T80">(método distutils).</text:span></text:p>
      <text:p text:style-name="P55"><text:span text:style-name="T1"/></text:p>
      <text:p text:style-name="P56"><text:span text:style-name="T126">(HACER EJEMPLO)</text:span></text:p>
      <text:p text:style-name="P11"/>
      <text:p text:style-name="P8"><text:span text:style-name="T79">Instalar Django</text:span><text:span text:style-name="T80">(</text:span><text:span text:style-name="T81">Subversion</text:span><text:span text:style-name="T80">).</text:span></text:p>
      <text:p text:style-name="P16"><text:span text:style-name="T82">Para trabajar sobre la versión de desarrollo o contribuir con el código de Django, se recomienda instalar Django desde el repositorio de Subversion. </text:span><text:span text:style-name="T83">Para obtener Django desde el repositorio de Subversion debes utilizar un cliente de Subversion para bajar el código fuente más actual y en cualquier momento actualizar tu copia local del código, </text:span><text:span text:style-name="T36">checkout local. </text:span><text:span text:style-name="T84">Al último código de desarrollo de Django alojado en el repositorio de Subversion se le hace referencia como el </text:span><text:span text:style-name="T37">trunk</text:span><text:span text:style-name="T84">. </text:span></text:p>
      <text:list xml:id="list1911646849" text:style-name="L2">
        <text:list-item>
          <text:p text:style-name="P57">Tener debidamente instalado un cliente de Subversion.</text:p>
        </text:list-item>
        <text:list-item>
          <text:p text:style-name="P58"><text:span text:style-name="T85">Hacer </text:span><text:span text:style-name="T38">check out</text:span><text:span text:style-name="T85"> del </text:span><text:span text:style-name="T38">trunk</text:span><text:span text:style-name="T85"> usando el comando </text:span><text:span text:style-name="T38">svn co </text:span><text:a xlink:type="simple" xlink:href="http://code.djangoproject.com/svn/django/trunkdjtrunk"><text:span text:style-name="T38">http://code.djangoproject.com/svn/django/trunkdjtrunk</text:span></text:a></text:p>
        </text:list-item>
        <text:list-item>
          <text:p text:style-name="P59"><text:span text:style-name="T86">Crear </text:span><text:span text:style-name="T39">site-packages/django.pth</text:span><text:span text:style-name="T86"> y agrega el directorio </text:span><text:span text:style-name="T39">djtrunk</text:span><text:span text:style-name="T86"> a este, o actualiza tu </text:span><text:span text:style-name="T39">PYTHONPATH</text:span><text:span text:style-name="T86"> agregando </text:span><text:span text:style-name="T39">djtrunk</text:span><text:span text:style-name="T40">i</text:span><text:span text:style-name="T87"> </text:span></text:p>
        </text:list-item>
        <text:list-item>
          <text:p text:style-name="P60"><text:soft-page-break/><text:span text:style-name="T88">Incluye </text:span><text:span text:style-name="T41">djtrunk/django/bin</text:span><text:span text:style-name="T88"> en el PATH de tu sistema. Este directorio incluye utilidades de administración como </text:span><text:span text:style-name="T41">django-admin.py</text:span></text:p>
        </text:list-item>
      </text:list>
      <text:p text:style-name="P54"/>
      <text:p text:style-name="P17"><text:span text:style-name="T89">No es necesario ejecutar </text:span><text:span text:style-name="T42">python setup.py install</text:span><text:span text:style-name="T89">, esto se realiza por default.</text:span></text:p>
      <text:p text:style-name="P21"/>
      <text:p text:style-name="P21"/>
      <text:p text:style-name="P10">Configurando la base de datos.</text:p>
      <text:p text:style-name="P9"><text:span text:style-name="T2">Django cuenta con soporte para </text:span><text:span text:style-name="T90">PostgreSQL, SQLite, MySQL y Oracle.</text:span><text:span text:style-name="T2"> </text:span></text:p>
      <text:p text:style-name="P22"/>
      <text:p text:style-name="P24">Django con PostgreSQL.</text:p>
      <text:p text:style-name="P41"><text:span text:style-name="T91">Si se está utilizando PostgreSQL, necesitarás el paquete </text:span><text:span text:style-name="T43">pyscopg</text:span><text:span text:style-name="T91">. </text:span></text:p>
      <text:p text:style-name="P45"/>
      <text:p text:style-name="P25">Django con SQLite 3.</text:p>
      <text:p text:style-name="P42"><text:span text:style-name="T92">Si estás usando Python 2.5 ya tienes integrado el soporte modular para SQLite, si tienes instalada una versión inferior de Python necesitas SQLite 3, </text:span><text:span text:style-name="T93">la obtienes desde </text:span><text:a xlink:type="simple" xlink:href="http://www.djangoproject/r/sqlite"><text:span text:style-name="T93">http://www.djangoproject.com/r/sqlite</text:span></text:a><text:span text:style-name="T93">/ y el paquete </text:span><text:span text:style-name="T44">pysqlite</text:span><text:span text:style-name="T93"> desde </text:span><text:a xlink:type="simple" xlink:href="http://www.djangoproject.com/r/python-sqlite/"><text:span text:style-name="T93">http://www.djangoproject.com/r/python-sqlite/</text:span></text:a><text:span text:style-name="T93">. </text:span><text:span text:style-name="T94">Asegúrate de tener </text:span><text:span text:style-name="T45">pysqlite</text:span><text:span text:style-name="T94"> en una versión 2.0.3 o superior.</text:span></text:p>
      <text:p text:style-name="P26"/>
      <text:p text:style-name="P27">Django con MySQL.</text:p>
      <text:p text:style-name="P43"><text:span text:style-name="T95">Django requiere MySQL 4.0 o superior, también se necesita instalar el paquete </text:span><text:span text:style-name="T46">MySQLdb</text:span><text:span text:style-name="T95"> desde </text:span><text:a xlink:type="simple" xlink:href="http://www.djangoproject.com/r/python-mysql/"><text:span text:style-name="T95">http://www.djangoproject.com/r/python-mysql/</text:span></text:a><text:span text:style-name="T95">. </text:span></text:p>
      <text:p text:style-name="P46"/>
      <text:p text:style-name="P46"/>
      <text:p text:style-name="P28">Comenzando un proyecto con Django.</text:p>
      <text:p text:style-name="P44"><text:span text:style-name="T96">Un </text:span><text:span text:style-name="T47">proyecto</text:span><text:span text:style-name="T96"> es una colección de configuraciones para una instancia de Django, incluyendo la configuración de la base de datos, opciones específicas de Django y configuraciones específicas de aplicaciones. </text:span></text:p>
      <text:p text:style-name="P85"><text:span text:style-name="T65"/></text:p>
      <text:p text:style-name="P86"><text:span text:style-name="T66">(HACER EJEMPLO) </text:span></text:p>
      <text:p text:style-name="P47"/>
      <text:p text:style-name="P29">El servidor de desarrollo.</text:p>
      <text:p text:style-name="P53"><text:span text:style-name="T69">Django incluye un servidor web ligero que puedes usar mientras estás desarrollando tu sitio. </text:span><text:span text:style-name="T70">Este servidor de desarrollo vigila tu código a la espera de cambios y se reinicia automáticamente, ayudándote a hacer algunos cambios rápidos en tu proyecto sin necesidad de reiniciar nada. </text:span></text:p>
      <text:p text:style-name="P48"/>
      <text:p text:style-name="P87"><text:span text:style-name="T67">(HACER EJEMPLO)</text:span></text:p>
      <text:p text:style-name="P49"/>
      <text:p text:style-name="P50">El servidor de desarrollo puede manejar fiablemente una sola petición a la vez, y no ha pasado por una auditoría de seguridad de ningún tipo. </text:p>
      <text:p text:style-name="P88"><text:span text:style-name="T71">Ahora que el servidor está corriendo, puede</text:span><text:span text:style-name="T72">s</text:span><text:span text:style-name="T71"> ir a tu navegador y visitar </text:span><text:a xlink:type="simple" xlink:href="http://127.0.0.1:8000/"><text:span text:style-name="T3">http://127.0.0.1:8000/</text:span></text:a><text:span text:style-name="T71">. </text:span></text:p>
      <text:p text:style-name="P89"><text:span text:style-name="T73">En caso de que le puerto asignado por defecto se encuentre en uso, debemos indicar en la instrucción que puerto deseamos utilizar.</text:span></text:p>
      <text:p text:style-name="P89"><text:span text:style-name="T73"/></text:p>
      <text:p text:style-name="P89"><text:span text:style-name="T68">(VER EJEMPLO)</text:span></text:p>
      <text:p text:style-name="P89"><text:span text:style-name="T68"/></text:p>
      <text:p text:style-name="P51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75"><text:span text:style-name="T127">Creando una aplicación(VER EJEMPLO).</text:span></text:p>
      <text:p text:style-name="P76"><text:span text:style-name="T128">Settings.py</text:span></text:p>
      <text:p text:style-name="P77"><text:span text:style-name="T10">Una parte muy importante del proyecto es el archivo settings.py, este archivo permite configurar la conexión a la base de datos, la zona horaria, el idioma, los directorios principales del proyecto, las aplicaciones del proyecto, entre otras cosas. </text:span></text:p>
      <text:p text:style-name="P77"><text:span text:style-name="T10"/></text:p>
      <text:p text:style-name="P77"><text:span text:style-name="T129">Codificación de caracteres</text:span><text:span text:style-name="T11"> (</text:span><text:span text:style-name="T129">VER EJEMPLO</text:span><text:span text:style-name="T11">)</text:span></text:p>
      <text:p text:style-name="P77"><text:span text:style-name="T11"/></text:p>
      <text:p text:style-name="P78"><text:bookmark-start text:name="__DdeLink__677_751300133"/><text:span text:style-name="T130">Ruta del proyecto.</text:span><text:bookmark-end text:name="__DdeLink__677_751300133"/></text:p>
      <text:p text:style-name="P79"><text:span text:style-name="T12">Es importante la configuración de la ruta del proyecto, esto permitirá lanzar la aplicación desde cualquier directorio y mover el proyecto a cualquier computador con Django instalado. </text:span><text:span text:style-name="T130">(VER EJEMPLO)</text:span><text:span text:style-name="T12"> </text:span></text:p>
      <text:p text:style-name="P79"><text:span text:style-name="T130"/></text:p>
      <text:p text:style-name="P79"><text:span text:style-name="T130"/></text:p>
      <text:p text:style-name="P80"><text:span text:style-name="T131">Administradores. </text:span></text:p>
      <text:p text:style-name="P65"><text:span text:style-name="T131">Cuando Django tiene la opción de DEBUG=False, las notificaciones de error de código deben ser enviadas vía correo electrónico a los administradores, junto con los detalles completos del error. </text:span><text:span text:style-name="T26"><text:s/>(VER EJEMPLO)</text:span></text:p>
      <text:p text:style-name="P65"><text:span text:style-name="T26"/></text:p>
      <text:p text:style-name="P70"><text:span text:style-name="T29">Configuración de la base de datos. (VER EJEMPLO)</text:span></text:p>
      <text:p text:style-name="P65"><text:span text:style-name="T26"/></text:p>
      <text:p text:style-name="P68"><text:span text:style-name="T27">Zona Horaria. </text:span></text:p>
      <text:p text:style-name="P68"><text:span text:style-name="T134">Django permite configurar la zona horaria del proyecto. </text:span><text:span text:style-name="T27">(VER EJEMPLO) </text:span></text:p>
      <text:p text:style-name="P66"><text:span text:style-name="T13"/></text:p>
      <text:p text:style-name="P81"><text:span text:style-name="T132"/></text:p>
      <text:p text:style-name="P82"><text:span text:style-name="T135">Configuración del idioma.</text:span></text:p>
      <text:p text:style-name="P69"><text:span text:style-name="T135">Django también permite configurar el idioma que usará de manera predeterminada</text:span></text:p>
      <text:p text:style-name="P69"><text:span text:style-name="T135">para su funcionamiento. </text:span><text:span text:style-name="T28">(VER EJEMPLO) </text:span></text:p>
      <text:p text:style-name="P69"><text:span text:style-name="T14"/></text:p>
      <text:p text:style-name="P83"><text:span text:style-name="T136">Creación de la base de datos. (VER EJMPL</text:span><text:span text:style-name="T137">O)</text:span></text:p>
      <text:p text:style-name="P83"><text:span text:style-name="T137"/></text:p>
      <text:p text:style-name="P84"><text:span text:style-name="T137">Direcciones del proyecto.</text:span></text:p>
      <text:p text:style-name="P84"><text:span text:style-name="T17">Para visualizar los cambios que hicimos y la interfaz administrativa de Django, debemos modificar el archivo urls.py. <text:s/></text:span><text:span text:style-name="T137">(VER EJEMPLO)</text:span></text:p>
      <text:p text:style-name="P84"><text:span text:style-name="T17"/></text:p>
      <text:p text:style-name="P84"><text:span text:style-name="T17"/></text:p>
      <text:p text:style-name="P67"><text:span text:style-name="T133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WEB DINÁMICAS</text:p>
      <text:p text:style-name="P31"><text:soft-page-break/></text:p>
      <text:p text:style-name="P23">¿Cómo procesa una petición Django?</text:p>
      <text:p text:style-name="P34">Esto es lo que sucede cuando hacemos una petición a una página web:</text:p>
      <text:list xml:id="list2001959405" text:style-name="L4">
        <text:list-item>
          <text:p text:style-name="P61"><text:span text:style-name="T97">El comando </text:span><text:span text:style-name="T48">python manage.py runserver</text:span><text:span text:style-name="T97"> importa un archivo llamado </text:span><text:span text:style-name="T48">settings.py</text:span><text:span text:style-name="T97"> desde el mismo directorio. Este archivo contiene todo tipo de configuraciones opcionales para esta instancia de Django en particular, pero una de las configuraciones más importantes </text:span><text:span text:style-name="T98">es </text:span><text:span text:style-name="T49">ROOT_URLCONF</text:span><text:span text:style-name="T98">. La variable <text:s/></text:span><text:span text:style-name="T49">ROOT_URLCONF</text:span><text:span text:style-name="T98"> le dice a Django qué módulo de Python debería usar par ala URLconf de este sitio web.</text:span></text:p>
        </text:list-item>
        <text:list-item>
          <text:p text:style-name="P62"><text:span text:style-name="T99">Cuando llega una petición Django carga la URLconf apuntada por la variable </text:span><text:span text:style-name="T49">ROOT_URLCONF</text:span><text:span text:style-name="T98">. </text:span><text:span text:style-name="T99">Luego comprueba cada uno de los patrones de URL en la URLconf en orden, comparando la URL solicitada con un patrón a la vez, hasta que encuentra uno que coincida. Cuando encuentra uno que coincide, llama a la función de vista asociada con ese patrón, pasando un objeto </text:span><text:span text:style-name="T50">HttpRequest</text:span><text:span text:style-name="T99"> como primer parámetro de la función.</text:span></text:p>
        </text:list-item>
        <text:list-item>
          <text:p text:style-name="P63"><text:span text:style-name="T100">La función de vista es responsable de retornar un objeto </text:span><text:span text:style-name="T51">HttpResponse</text:span><text:span text:style-name="T100">. </text:span></text:p>
        </text:list-item>
      </text:list>
      <text:p text:style-name="P38"/>
      <text:p text:style-name="P35"><text:span text:style-name="T101">Además del mapeo directo de URLs con funciones vista, Django provee más flexibilidad en el procesamiento de peticiones. El flujo típico (una resolución de </text:span><text:span text:style-name="T52">URLconf</text:span><text:span text:style-name="T101"> a una función de vista que retorna un </text:span><text:span text:style-name="T52">HttpResponse</text:span><text:span text:style-name="T101">) </text:span><text:span text:style-name="T102">puede ser cortocircuitado o </text:span><text:span text:style-name="T24">*augmented*</text:span><text:span text:style-name="T102"> mediante middleware. </text:span></text:p>
      <text:p text:style-name="P36"><text:span text:style-name="T103">Cuando llega una petición </text:span><text:span text:style-name="T53">HTTP</text:span><text:span text:style-name="T103"> desde el navegador, un </text:span><text:span text:style-name="T53">manejador</text:span><text:span text:style-name="T103"> especifico a cada servidor construye la </text:span><text:span text:style-name="T53">HttpRequest</text:span><text:span text:style-name="T103">, para pasarla a los componentes y maneja el flujo del procesamiento de la respuestas. </text:span><text:span text:style-name="T104">El manejador luego llama a cualquier </text:span><text:span text:style-name="T54">middleware</text:span><text:span text:style-name="T104"> de Petición o Vista disponible. Estos tipos de </text:span><text:span text:style-name="T54">middleware</text:span><text:span text:style-name="T104"> son útiles para </text:span><text:span text:style-name="T25">*augmenting*</text:span><text:span text:style-name="T104"> los objetos </text:span><text:span text:style-name="T54">HttpRequest</text:span><text:span text:style-name="T104"> así como también para proveer manejo especial a determinados tipos de peticiones. </text:span><text:span text:style-name="T105">Si alguno de los mismos retornara un </text:span><text:span text:style-name="T55">HttpResponse</text:span><text:span text:style-name="T105"> la vista no es invocada.</text:span><text:span text:style-name="T106"> Si una función de vista lanza una excepción, el control pasa al </text:span><text:span text:style-name="T56">middleware</text:span><text:span text:style-name="T106"> de Excepción. </text:span><text:span text:style-name="T107">Si este </text:span><text:span text:style-name="T57">middleware</text:span><text:span text:style-name="T107"> no retorna un </text:span><text:span text:style-name="T57">HttpResponse</text:span><text:span text:style-name="T107">, la excepción se vuelve a </text:span><text:span text:style-name="T107">lanzar. </text:span><text:span text:style-name="T108">Django incluye vistas por omisión para respuestas amigables a errores </text:span><text:span text:style-name="T58">404</text:span><text:span text:style-name="T108"> y </text:span><text:span text:style-name="T58">500.</text:span><text:span text:style-name="T108"> </text:span><text:span text:style-name="T109">el </text:span><text:span text:style-name="T59">middleware de respuesta</text:span><text:span text:style-name="T109"> es bueno para el procesamiento posterior a un </text:span><text:span text:style-name="T59">HttpResponse</text:span><text:span text:style-name="T109"> justo antes de que se envíe al navegador o haciendo limpieza de recursos específicos a ua petición.</text:span></text:p>
      <text:p text:style-name="P39"/>
      <text:p text:style-name="P32"><text:span text:style-name="T110">URLconfs y el acop</text:span><text:span text:style-name="T112">l</text:span><text:span text:style-name="T110">amiento débil.</text:span></text:p>
      <text:p text:style-name="P37"><text:span text:style-name="T111">Si dos piezas de código están débilmente acop</text:span><text:span text:style-name="T112">l</text:span><text:span text:style-name="T111">adas (</text:span><text:span text:style-name="T60">loosely coupled</text:span><text:span text:style-name="T111">) los cambios realizados sobre una de las piezas </text:span><text:span text:style-name="T112">va a tener poco o ningún efecto sobre la otra. </text:span><text:span text:style-name="T113">En una aplicación web de Django, la definición de la URL y la función de vista que se llamará están débilmente acopladas; de esta manera, la decisión de cuál debe ser la URL para una función, y la implementación de la función misma, residen en dos lugares separados, </text:span><text:span text:style-name="T114">permitiendo el desarrollo de cada pieza sin afectar a la otra.</text:span></text:p>
      <text:p text:style-name="P40"/>
      <text:p text:style-name="P33"><text:span text:style-name="T115">Nota:</text:span><text:span text:style-name="T4"> </text:span></text:p>
      <text:p text:style-name="P33"><text:span text:style-name="T4"><text:tab/></text:span><text:span text:style-name="T116">URLconf</text:span><text:span text:style-name="T5">: Una </text:span><text:span text:style-name="T62">URLconf</text:span><text:span text:style-name="T5"> es como una tabla de contenido para tu sitio web hecho con Django, básicamente es un mapeo entre los patrones URL y las funciones de vista que deben ser llamadas por esos patrones URL. </text:span><text:span text:style-name="T6">Dichas funciones de vista deben estar en el Python </text:span><text:span text:style-name="T63">path</text:span><text:span text:style-name="T6">. </text:span></text:p>
      <text:p text:style-name="P33"><text:span text:style-name="T6"><text:tab/></text:span><text:span text:style-name="T117">Middleware</text:span><text:span text:style-name="T7">: Un componente </text:span><text:span text:style-name="T64">middleware</text:span><text:span text:style-name="T7"> es una clase de Python que se ajusta a una determinada API.</text:span></text:p>
      <text:p text:style-name="P33"><text:span text:style-name="T7"><text:tab/></text:span><text:span text:style-name="T118">Error404</text:span><text:span text:style-name="T8">: </text:span><text:span text:style-name="T9">Error lanzado como respuestas a una petición HTTP cuando el recurso (URL) solicitado no es encontrado. Error del cliente.</text:span></text:p>
      <text:p text:style-name="P33"><text:span text:style-name="T9"><text:tab/></text:span><text:span text:style-name="T119">Error500</text:span><text:span text:style-name="T9">: Error emitido por aplicaciones empotradas en los servidores web, es lanzado cuando se encuentran situaciones de error ajenas al servidor propiamente.</text:span></text:p>
      <text:p text:style-name="P33"><text:span text:style-name="T9"/></text:p>
      <text:p text:style-name="P33"><text:span text:style-name="T9"/></text:p>
      <text:p text:style-name="P72"><text:soft-page-break/><text:span text:style-name="T120">EL SISTEMA DE PLANTILLAS DE DJANGO</text:span></text:p>
      <text:p text:style-name="P72"><text:span text:style-name="T121"/></text:p>
      <text:p text:style-name="P73"><text:span text:style-name="T121">Sistema básico de plantillas.</text:span></text:p>
      <text:p text:style-name="P64"><text:span text:style-name="T122">Una plantilla de Django, es una cadena de texto que pretende separar la presentación de un documento de sus datos. </text:span><text:span text:style-name="T123">Una plantilla define rellenos y diversos bits de lógica básica (etiquetas de plantillas) que regulan como el documento debe ser mostrado. </text:span><text:span text:style-name="T124">Las plantillas son usadas para producir HTML, pero en Django las plantillas son igualmente capaces de generar cualquier formato basado en texto. </text:span></text:p>
      <text:p text:style-name="P64"><text:span text:style-name="T124"/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6:49:36</meta:creation-date>
    <dc:date>2013-09-24T03:03:48</dc:date>
    <meta:editing-duration>PT8H49M38S</meta:editing-duration>
    <meta:editing-cycles>162</meta:editing-cycles>
    <meta:generator>LibreOffice/3.6$Linux_x86 LibreOffice_project/360m1$Build-2</meta:generator>
    <meta:document-statistic meta:table-count="0" meta:image-count="0" meta:object-count="0" meta:page-count="5" meta:paragraph-count="73" meta:word-count="1450" meta:character-count="9427" meta:non-whitespace-character-count="8021"/>
  </office:meta>
</office:document-meta>
</file>